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  <style:font-face style:name="monospace" svg:font-family="monospac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8.844cm"/>
    </style:style>
    <style:style style:name="Tabela1.B" style:family="table-column">
      <style:table-column-properties style:column-width="2.529cm"/>
    </style:style>
    <style:style style:name="Tabela1.C" style:family="table-column">
      <style:table-column-properties style:column-width="5.627cm"/>
    </style:style>
    <style:style style:name="Tabela1.A1" style:family="table-cell">
      <style:table-cell-properties style:vertical-align="middle" fo:padding-left="0cm" fo:padding-right="0.053cm" fo:padding-top="0.053cm" fo:padding-bottom="0.053cm" fo:border-left="none" fo:border-right="0.75pt solid #2a2b2c" fo:border-top="0.75pt solid #2a2b2c" fo:border-bottom="0.75pt solid #2a2b2c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6.84cm"/>
    </style:style>
    <style:style style:name="Tabela2.B" style:family="table-column">
      <style:table-column-properties style:column-width="10.16cm"/>
    </style:style>
    <style:style style:name="Tabela2.A1" style:family="table-cell">
      <style:table-cell-properties style:vertical-align="middle" fo:padding-left="0cm" fo:padding-right="0.053cm" fo:padding-top="0.053cm" fo:padding-bottom="0.053cm" fo:border-left="none" fo:border-right="0.75pt solid #2a2b2c" fo:border-top="0.75pt solid #2a2b2c" fo:border-bottom="0.75pt solid #2a2b2c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letter-spacing="normal" fo:font-style="normal" fo:font-weight="normal" fo:background-color="transparent"/>
    </style:style>
    <style:style style:name="P2" style:family="paragraph" style:parent-style-name="Horizontal_20_Line">
      <style:text-properties fo:color="#000000" loext:opacity="100%" fo:background-color="transparen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Standard">
      <style:text-properties fo:color="#000000" loext:opacity="100%" fo:background-color="transparent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7" style:family="paragraph" style:parent-style-name="Table_20_Contents">
      <style:text-properties fo:color="#000000" loext:opacity="100%" fo:background-color="transparent"/>
    </style:style>
    <style:style style:name="P8" style:family="paragraph" style:parent-style-name="Table_20_Heading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/>
    </style:style>
    <style:style style:name="T1" style:family="text">
      <style:text-properties fo:font-variant="normal" fo:text-transform="none" fo:color="#bfbfbf" loext:opacity="100%" style:font-name="apple-system" fo:font-size="9.75pt" fo:letter-spacing="normal" fo:font-style="normal" fo:font-weight="normal"/>
    </style:style>
    <style:style style:name="T2" style:family="text">
      <style:text-properties fo:font-variant="normal" fo:text-transform="none" fo:color="#bfbfbf" loext:opacity="100%" style:font-name="apple-system" fo:font-size="9.7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bfbfbf" loext:opacity="100%" style:font-name="apple-system" fo:font-size="9.75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8c8c8c" loext:opacity="100%" style:font-name="monospace" fo:font-size="9.75pt" fo:letter-spacing="normal" fo:font-style="normal" fo:font-weight="normal" fo:background-color="#262626" loext:char-shading-value="0" loext:padding="0cm" loext:border="none"/>
    </style:style>
    <style:style style:name="T5" style:family="text">
      <style:text-properties fo:font-variant="normal" fo:text-transform="none" fo:color="#8c8c8c" loext:opacity="100%" style:font-name="monospace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8c8c8c" loext:opacity="100%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8c8c8c" loext:opacity="100%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8c8c8c" loext:opacity="100%" fo:letter-spacing="normal" fo:background-color="#262626" loext:char-shading-value="0" loext:padding="0cm" loext:border="none"/>
    </style:style>
    <style:style style:name="T9" style:family="text">
      <style:text-properties fo:font-variant="normal" fo:text-transform="none" fo:color="#8c8c8c" loext:opacity="100%" fo:letter-spacing="normal" loext:padding="0cm" loext:border="none"/>
    </style:style>
    <style:style style:name="T10" style:family="text">
      <style:text-properties fo:font-variant="normal" fo:text-transform="none" fo:color="#8c8c8c" loext:opacity="100%" fo:letter-spacing="normal" fo:background-color="transparent" loext:char-shading-value="0" loext:padding="0cm" loext:border="none"/>
    </style:style>
    <style:style style:name="T11" style:family="text">
      <style:text-properties fo:font-variant="normal" fo:text-transform="none" fo:color="#8c8c8c" loext:opacity="100%" fo:letter-spacing="normal" fo:background-color="transparent" loext:char-shading-value="0" loext:padding="0cm" loext:border="none"/>
    </style:style>
    <style:style style:name="T12" style:family="text">
      <style:text-properties fo:font-variant="normal" fo:text-transform="none" style:font-name="apple-system" fo:font-size="9.75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apple-system" fo:font-size="9.75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000000" loext:opacity="100%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000000" loext:opacity="100%" fo:letter-spacing="normal" fo:background-color="transparent" loext:char-shading-value="0" loext:padding="0cm" loext:border="none"/>
    </style:style>
    <style:style style:name="T18" style:family="text">
      <style:text-properties fo:color="#8c8c8c" loext:opacity="100%" style:font-name="monospace" fo:background-color="#262626" loext:char-shading-value="0" loext:padding="0cm" loext:border="none"/>
    </style:style>
    <style:style style:name="T19" style:family="text">
      <style:text-properties fo:color="#8c8c8c" loext:opacity="100%" style:font-name="monospace" loext:padding="0cm" loext:border="none"/>
    </style:style>
    <style:style style:name="T20" style:family="text">
      <style:text-properties fo:color="#8c8c8c" loext:opacity="100%" style:font-name="monospace" fo:background-color="transparent" loext:char-shading-value="0" loext:padding="0cm" loext:border="none"/>
    </style:style>
    <style:style style:name="T21" style:family="text">
      <style:text-properties fo:color="#8c8c8c" loext:opacity="100%" style:font-name="monospace" fo:background-color="transparent" loext:char-shading-value="0" loext:padding="0cm" loext:border="none"/>
    </style:style>
    <style:style style:name="T22" style:family="text">
      <style:text-properties style:font-name="monospace" fo:background-color="transparent" loext:char-shading-value="0" loext:padding="0cm" loext:border="none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color="#000000" loext:opacity="100%" style:font-name="monospace" fo:background-color="transparent" loext:char-shading-value="0" loext:padding="0cm" loext:border="none"/>
    </style:style>
    <style:style style:name="T26" style:family="text">
      <style:text-properties fo:color="#000000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5">Este ficheiro é um algoritmo de Processamento QGIS (exportado do Model Builder) que calcula a </text:span><text:span text:style-name="Strong_20_Emphasis"><text:span text:style-name="T15">afectação direta de infraestruturas sobre povoamentos e árvores individuais</text:span></text:span><text:span text:style-name="T15">. É uma ferramenta de avaliação de impacto ambiental.</text:span></text:p>
      <text:p text:style-name="P2"/>
      <text:h text:style-name="P1" text:outline-level="2">Entrada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8">Parâmetro</text:p>
            </table:table-cell>
            <table:table-cell table:style-name="Tabela1.A1" office:value-type="string">
              <text:p text:style-name="P8">Tipo</text:p>
            </table:table-cell>
            <table:table-cell table:style-name="Tabela1.A1" office:value-type="string">
              <text:p text:style-name="P8">Descrição</text:p>
            </table:table-cell>
          </table:table-row>
        </table:table-header-rows>
        <table:table-row>
          <table:table-cell table:style-name="Tabela1.A1" office:value-type="string">
            <text:p text:style-name="P5"><text:span text:style-name="Source_20_Text"><text:span text:style-name="T25">infraestruturas1</text:span></text:span><text:span text:style-name="T26"> a </text:span><text:span text:style-name="Source_20_Text"><text:span text:style-name="T25">infraestruturas_6</text:span></text:span></text:p>
          </table:table-cell>
          <table:table-cell table:style-name="Tabela1.A1" office:value-type="string">
            <text:p text:style-name="P6">Polígonos (opcionais)</text:p>
          </table:table-cell>
          <table:table-cell table:style-name="Tabela1.A1" office:value-type="string">
            <text:p text:style-name="P6">Até 6 camadas de infraestruturas (estradas, linhas, edifícios, etc.)</text:p>
          </table:table-cell>
        </table:table-row>
        <table:table-row>
          <table:table-cell table:style-name="Tabela1.A1" office:value-type="string">
            <text:p text:style-name="P5"><text:span text:style-name="Source_20_Text"><text:span text:style-name="T25">povoamento</text:span></text:span></text:p>
          </table:table-cell>
          <table:table-cell table:style-name="Tabela1.A1" office:value-type="string">
            <text:p text:style-name="P6">Polígonos</text:p>
          </table:table-cell>
          <table:table-cell table:style-name="Tabela1.A1" office:value-type="string">
            <text:p text:style-name="P6">Camada POVOAMENTO (saída do algoritmo anterior)</text:p>
          </table:table-cell>
        </table:table-row>
        <table:table-row>
          <table:table-cell table:style-name="Tabela1.A1" office:value-type="string">
            <text:p text:style-name="P5"><text:span text:style-name="Source_20_Text"><text:span text:style-name="T25">sb_az</text:span></text:span></text:p>
          </table:table-cell>
          <table:table-cell table:style-name="Tabela1.A1" office:value-type="string">
            <text:p text:style-name="P6">Pontos</text:p>
          </table:table-cell>
          <table:table-cell table:style-name="Tabela1.A1" office:value-type="string">
            <text:p text:style-name="P7">Camada de árvores individuais</text:p>
          </table:table-cell>
        </table:table-row>
      </table:table>
      <text:p text:style-name="P2"/>
      <text:h text:style-name="P1" text:outline-level="2">Passos do processamento</text:h>
      <text:p text:style-name="P9"><text:span text:style-name="Strong_20_Emphasis"><text:span text:style-name="T15">Passo 1 — Unir todas as infraestruturas</text:span></text:span><text:span text:style-name="T15"><text:line-break/>Faz a união (multiunion) das até 6 camadas de infraestruturas numa única camada </text:span><text:span text:style-name="Source_20_Text"><text:span text:style-name="T16">Infraestruturas_total</text:span></text:span><text:span text:style-name="T15">.</text:span></text:p>
      <text:p text:style-name="P9"><text:span text:style-name="Strong_20_Emphasis"><text:span text:style-name="T15">Passo 2 — Interseção POVOAMENTO × Infraestruturas</text:span></text:span><text:span text:style-name="T15"><text:line-break/>Calcula a área geométrica comum entre os polígonos de POVOAMENTO e as infraestruturas → </text:span><text:span text:style-name="Source_20_Text"><text:span text:style-name="T16">InterceoPovoamento</text:span></text:span><text:span text:style-name="T15">.</text:span></text:p>
      <text:p text:style-name="P9"><text:span text:style-name="Strong_20_Emphasis"><text:span text:style-name="T15">Passo 3 — Calcular área afectada</text:span></text:span><text:span text:style-name="T15"><text:line-break/>Adiciona o campo </text:span><text:span text:style-name="Source_20_Text"><text:span text:style-name="T16">area_ha</text:span></text:span><text:span text:style-name="T15"> à interseção → </text:span><text:span text:style-name="Source_20_Text"><text:span text:style-name="T16">AreasDePovoamentoAfectadas</text:span></text:span><text:span text:style-name="T15">. Mostra quantos hectares de cada povoamento são directamente afectados.</text:span></text:p>
      <text:p text:style-name="P9"><text:span text:style-name="Strong_20_Emphasis"><text:span text:style-name="T15">Passos 4, 5, 6 — Classificar árvores em "povoamento" vs "isolados"</text:span></text:span><text:span text:style-name="T15"><text:line-break/>Cruza os pontos </text:span><text:span text:style-name="Source_20_Text"><text:span text:style-name="T16">sb_az</text:span></text:span><text:span text:style-name="T15"> com os polígonos </text:span><text:span text:style-name="Source_20_Text"><text:span text:style-name="T16">POVOAMENTO</text:span></text:span><text:span text:style-name="T15"> por localização:</text:span></text:p>
      <text:list text:style-name="L1">
        <text:list-item>
          <text:p text:style-name="P11"><text:span text:style-name="T15">Pontos </text:span><text:span text:style-name="Strong_20_Emphasis"><text:span text:style-name="T15">dentro</text:span></text:span><text:span text:style-name="T15"> de um povoamento → </text:span><text:span text:style-name="Source_20_Text"><text:span text:style-name="T16">Sb_az_povoamento</text:span></text:span><text:span text:style-name="T15">, recebem campo </text:span><text:span text:style-name="Source_20_Text"><text:span text:style-name="T16">POV_ISO = 'povoamento'</text:span></text:span></text:p>
        </text:list-item>
        <text:list-item>
          <text:p text:style-name="P12"><text:span text:style-name="T15">Pontos </text:span><text:span text:style-name="Strong_20_Emphasis"><text:span text:style-name="T15">fora</text:span></text:span><text:span text:style-name="T15"> de qualquer povoamento → </text:span><text:span text:style-name="Source_20_Text"><text:span text:style-name="T16">Sb_az_isolados</text:span></text:span><text:span text:style-name="T15">, recebem campo </text:span><text:span text:style-name="Source_20_Text"><text:span text:style-name="T16">POV_ISO = 'isolados'</text:span></text:span></text:p>
        </text:list-item>
      </text:list>
      <text:p text:style-name="P9"><text:span text:style-name="Strong_20_Emphasis"><text:span text:style-name="T15">Passo 7 — Juntar as duas tabelas</text:span></text:span><text:span text:style-name="T15"><text:line-break/>Funde as duas tabelas (isolados + povoamento) numa única camada </text:span><text:span text:style-name="Source_20_Text"><text:span text:style-name="T16">Sb_az_e_PovoamentoIsoladas</text:span></text:span><text:span text:style-name="T15">.</text:span></text:p>
      <text:p text:style-name="P9"><text:span text:style-name="Strong_20_Emphasis"><text:span text:style-name="T15">Passo 8 — Árvores directamente afectadas</text:span></text:span><text:span text:style-name="T15"><text:line-break/>Cruza todas as árvores com as infraestruturas (por localização) → </text:span><text:span text:style-name="Source_20_Text"><text:span text:style-name="T16">Sb_az_afectados</text:span></text:span><text:span text:style-name="T15">: apenas as árvores que se sobrepõem fisicamente com infraestruturas.</text:span></text:p>
      <text:p text:style-name="P2"/>
      <text:h text:style-name="P1" text:outline-level="2">Saídas principai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8">Camada</text:p>
            </table:table-cell>
            <table:table-cell table:style-name="Tabela2.A1" office:value-type="string">
              <text:p text:style-name="P8">O que representa</text:p>
            </table:table-cell>
          </table:table-row>
        </table:table-header-rows>
        <table:table-row>
          <table:table-cell table:style-name="Tabela2.A1" office:value-type="string">
            <text:p text:style-name="P5"><text:span text:style-name="Source_20_Text"><text:span text:style-name="T25">Infraestruturas_total</text:span></text:span></text:p>
          </table:table-cell>
          <table:table-cell table:style-name="Tabela2.A1" office:value-type="string">
            <text:p text:style-name="P6">Todas as infraestruturas fundidas</text:p>
          </table:table-cell>
        </table:table-row>
        <text:soft-page-break/>
        <table:table-row>
          <table:table-cell table:style-name="Tabela2.A1" office:value-type="string">
            <text:p text:style-name="P5"><text:span text:style-name="Source_20_Text"><text:span text:style-name="T25">AreasDePovoamentoAfectadas</text:span></text:span></text:p>
          </table:table-cell>
          <table:table-cell table:style-name="Tabela2.A1" office:value-type="string">
            <text:p text:style-name="P5"><text:span text:style-name="T26">Áreas de povoamento sobrepostas por infraestruturas, com </text:span><text:span text:style-name="Source_20_Text"><text:span text:style-name="T25">area_ha</text:span></text:span></text:p>
          </table:table-cell>
        </table:table-row>
        <table:table-row>
          <table:table-cell table:style-name="Tabela2.A1" office:value-type="string">
            <text:p text:style-name="P5"><text:span text:style-name="Source_20_Text"><text:span text:style-name="T25">Sb_az_isolados</text:span></text:span></text:p>
          </table:table-cell>
          <table:table-cell table:style-name="Tabela2.A1" office:value-type="string">
            <text:p text:style-name="P6">Árvores fora de qualquer povoamento</text:p>
          </table:table-cell>
        </table:table-row>
        <table:table-row>
          <table:table-cell table:style-name="Tabela2.A1" office:value-type="string">
            <text:p text:style-name="P5"><text:span text:style-name="Source_20_Text"><text:span text:style-name="T25">Sb_az_afectados</text:span></text:span></text:p>
          </table:table-cell>
          <table:table-cell table:style-name="Tabela2.A1" office:value-type="string">
            <text:p text:style-name="P7">Árvores directamente sobrepostas por infraestruturas</text:p>
          </table:table-cell>
        </table:table-row>
      </table:table>
      <text:p text:style-name="P2"/>
      <text:h text:style-name="P1" text:outline-level="2">Bug identificado no código</text:h>
      <text:p text:style-name="P13">No passo 7 (fusão das tabelas), o código faz:</text:p>
      <text:p text:style-name="P3"><text:span text:style-name="Source_20_Text"><text:span text:style-name="T16">'LAYERS': [outputs['CalculadoraDeAtributos']['OUTPUT'],</text:span></text:span></text:p>
      <text:p text:style-name="P3"><text:span text:style-name="Source_20_Text"><text:span text:style-name="T17"><text:s text:c="11"/></text:span></text:span><text:span text:style-name="Source_20_Text"><text:span text:style-name="T16">outputs['CalculadoraDeAtributos']['OUTPUT']]</text:span></text:span></text:p>
      <text:p text:style-name="P9"><text:span text:style-name="T15">Está a fundir a </text:span><text:span text:style-name="Strong_20_Emphasis"><text:span text:style-name="T15">mesma camada consigo própria</text:span></text:span><text:span text:style-name="T15"> (a última calculadora de atributos, que é a dos </text:span><text:span text:style-name="Source_20_Text"><text:span text:style-name="T16">isolados</text:span></text:span><text:span text:style-name="T15">). Devia ser:</text:span></text:p>
      <text:p text:style-name="P3"><text:span text:style-name="Source_20_Text"><text:span text:style-name="T16">'LAYERS': [outputs['CalculadoraDeAtributos_povoamento']['OUTPUT'],</text:span></text:span></text:p>
      <text:p text:style-name="P3"><text:span text:style-name="Source_20_Text"><text:span text:style-name="T17"><text:s text:c="11"/></text:span></text:span><text:span text:style-name="Source_20_Text"><text:span text:style-name="T16">outputs['CalculadoraDeAtributos_isolados']['OUTPUT']]</text:span></text:span></text:p>
      <text:p text:style-name="P9"><text:span text:style-name="T15">Isto acontece porque o código reutiliza a chave </text:span><text:span text:style-name="Source_20_Text"><text:span text:style-name="T16">'CalculadoraDeAtributos'</text:span></text:span><text:span text:style-name="T15"> no dicionário </text:span><text:span text:style-name="Source_20_Text"><text:span text:style-name="T16">outputs</text:span></text:span><text:span text:style-name="T15"> para os passos 5 e 6, e o passo 6 sobrescreve o passo 5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7:43:57.462702299</meta:creation-date>
    <dc:date>2026-04-30T17:44:54.171332199</dc:date>
    <meta:editing-duration>PT57S</meta:editing-duration>
    <meta:editing-cycles>1</meta:editing-cycles>
    <meta:document-statistic meta:table-count="2" meta:image-count="0" meta:object-count="0" meta:page-count="2" meta:paragraph-count="42" meta:word-count="315" meta:character-count="2475" meta:non-whitespace-character-count="2176"/>
    <meta:generator>LibreOffice/24.2.7.2$Linux_X86_64 LibreOffice_project/420$Build-2</meta:generator>
  </office:meta>
</office:document-meta>
</file>